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50%" fo:text-align="start" style:justify-single-word="false" style:text-autospace="none"/>
      <style:text-properties style:font-name="Times New Roman" fo:font-size="12pt" style:font-name-asian="TimesNewRomanPS-BoldMT" style:font-size-asian="12pt" style:font-name-complex="TimesNewRomanPS-BoldMT" style:font-size-complex="12pt"/>
    </style:style>
    <style:style style:name="P2" style:family="paragraph" style:parent-style-name="Standard" style:list-style-name="L2">
      <style:paragraph-properties fo:line-height="150%" fo:text-align="start" style:justify-single-word="false" style:text-autospace="none"/>
      <style:text-properties style:font-name="Times New Roman" fo:font-size="12pt" style:font-name-asian="TimesNewRomanPS-BoldMT" style:font-size-asian="12pt" style:font-name-complex="TimesNewRomanPS-BoldMT" style:font-size-complex="12pt"/>
    </style:style>
    <style:style style:name="P3" style:family="paragraph" style:parent-style-name="Standard" style:list-style-name="L3">
      <style:paragraph-properties fo:line-height="150%" fo:text-align="start" style:justify-single-word="false" style:text-autospace="none"/>
      <style:text-properties style:font-name="Times New Roman" fo:font-size="12pt" style:font-name-asian="TimesNewRomanPS-BoldMT" style:font-size-asian="12pt" style:font-name-complex="TimesNewRomanPS-BoldMT" style:font-size-complex="12pt"/>
    </style:style>
    <style:style style:name="P4" style:family="paragraph" style:parent-style-name="Standard" style:list-style-name="">
      <style:paragraph-properties fo:line-height="150%"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 style:list-style-name="">
      <style:paragraph-properties fo:line-height="150%" style:text-autospace="non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line-height="150%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start" style:justify-single-word="false" fo:widows="1" fo:text-indent="0cm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0" style:family="paragraph" style:parent-style-name="Text_20_body">
      <style:paragraph-properties fo:margin-left="0cm" fo:margin-right="0cm" fo:line-height="150%" fo:text-align="start" style:justify-single-word="false" fo:widows="1" fo:text-indent="0cm" style:auto-text-indent="false" style:writing-mode="lr-tb"/>
      <style:text-properties fo:font-variant="normal" fo:text-transform="none" fo:color="#000000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widows="1" fo:text-indent="0cm" style:auto-text-indent="false" style:writing-mode="lr-tb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line-height="150%" fo:text-align="start" style:justify-single-word="false" fo:widows="1" fo:text-indent="0cm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widows="1" fo:text-indent="0cm" style:auto-text-indent="false" fo:padding="0cm" fo:border="none" style:writing-mode="lr-tb"/>
      <style:text-properties fo:font-size="12pt" style:font-size-asian="12pt" style:font-size-complex="12pt"/>
    </style:style>
    <style:style style:name="P14" style:family="paragraph" style:parent-style-name="Text_20_body" style:list-style-name="L1">
      <style:paragraph-properties fo:margin-left="0cm" fo:margin-right="0cm" fo:line-height="150%" fo:text-align="start" style:justify-single-word="false" fo:widows="1" fo:text-indent="0cm" style:auto-text-indent="false" fo:padding="0cm" fo:border="none" style:writing-mode="lr-tb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style:font-weight-complex="normal"/>
    </style:style>
    <style:style style:name="T4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name-asian="TimesNewRomanPSMT" style:font-weight-asian="normal" style:font-name-complex="TimesNewRomanPSMT" style:font-weight-complex="normal"/>
    </style:style>
    <style:style style:name="T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name-asian="TimesNewRomanPS-BoldMT" style:font-weight-asian="bold" style:font-name-complex="TimesNewRomanPS-BoldMT" style:font-weight-complex="normal"/>
    </style:style>
    <style:style style:name="T9" style:family="text">
      <style:text-properties fo:font-style="normal"/>
    </style:style>
    <style:style style:name="T10" style:family="text">
      <style:text-properties fo:letter-spacing="normal"/>
    </style:style>
    <style:style style:name="T11" style:family="text">
      <style:text-properties fo:color="#000000"/>
    </style:style>
    <style:style style:name="T12" style:family="text">
      <style:text-properties fo:color="#000000" style:text-underline-style="solid" style:text-underline-width="auto" style:text-underline-color="font-color" fo:font-weight="bold" style:font-name-asian="TimesNewRomanPS-BoldMT" style:font-weight-asian="bold" style:font-name-complex="TimesNewRomanPS-BoldMT" style:font-weight-complex="bold"/>
    </style:style>
    <style:style style:name="T13" style:family="text">
      <style:text-properties fo:font-weight="normal"/>
    </style:style>
    <style:style style:name="T14" style:family="text">
      <style:text-properties style:font-weight-asian="normal"/>
    </style:style>
    <style:style style:name="T15" style:family="text">
      <style:text-properties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-asian="TimesNewRomanPSMT" style:font-name-complex="TimesNewRomanPSMT"/>
    </style:style>
    <style:style style:name="T20" style:family="text">
      <style:text-properties style:font-name-asian="TimesNewRomanPSMT" style:font-weight-asian="normal" style:font-name-complex="TimesNewRomanPSMT"/>
    </style:style>
    <text:list-style style:name="L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M1 EAA C++</text:p>
      <text:p text:style-name="P7">TP 2</text:p>
      <text:p text:style-name="P8"/>
      <text:p text:style-name="P12"><text:span text:style-name="T2">Exercice 1 : classe Rectangle version 1</text:span></text:p>
      <text:p text:style-name="P10"><text:span text:style-name="T9">Ecrire une classe </text:span><text:span text:style-name="T18">Rectangle</text:span><text:span text:style-name="T9"> dont le constructeur prend deux paramètres, largeur et hauteur (ce sont les 2 attributs de la classe) et qui offre les fonctions suivantes :</text:span></text:p>
      <text:list xml:id="list29536839" text:style-name="L1">
        <text:list-item>
          <text:p text:style-name="P13"><text:span text:style-name="T6"><text:s/>calcul du périmètre</text:span></text:p>
        </text:list-item>
        <text:list-item>
          <text:p text:style-name="P13"><text:span text:style-name="T6"><text:s/>calcul de la surface</text:span></text:p>
        </text:list-item>
        <text:list-item>
          <text:p text:style-name="P13"><text:span text:style-name="T6"><text:s/>affichage</text:span></text:p>
        </text:list-item>
        <text:list-item>
          <text:p text:style-name="P14"><text:s/>accesseurs et mutateurs (lecture et modification de la largeur et de la hauteur).</text:p>
        </text:list-item>
      </text:list>
      <text:p text:style-name="P11"><text:span text:style-name="T2">Coder dans les fichiers </text:span><text:span text:style-name="T4">rectangle.h</text:span><text:span text:style-name="T2"> et </text:span><text:span text:style-name="T4">rectangle.cpp</text:span><text:span text:style-name="T2">.</text:span></text:p>
      <text:p text:style-name="P11"><text:span text:style-name="T2">Votre code devra s'exécuter en utilisant le programme client écrit dans </text:span><text:span text:style-name="T4">mainRectangleVer1.cpp</text:span><text:span text:style-name="T2">.</text:span></text:p>
      <text:p text:style-name="P11"><text:span text:style-name="T2"/></text:p>
      <text:p text:style-name="P9"><text:span text:style-name="T2">Exercice n° 2 : classe Point</text:span></text:p>
      <text:p text:style-name="P1"><text:span text:style-name="T19">Ecrire une </text:span><text:span text:style-name="T16">classe Point </text:span><text:span text:style-name="T19">permettant de manipuler un point d'un plan.</text:span></text:p>
      <text:list xml:id="list29752648" text:style-name="L3">
        <text:list-item>
          <text:p text:style-name="P3">Un point est défini par ses coordonnées réelles <text:span text:style-name="T16">x et y </text:span><text:span text:style-name="T19">qui sont des constantes.</text:span></text:p>
        </text:list-item>
        <text:list-item>
          <text:p text:style-name="P3"><text:span text:style-name="T19">Un point est par défaut initialisé à (0,0).</text:span></text:p>
        </text:list-item>
        <text:list-item>
          <text:p text:style-name="P3"><text:span text:style-name="T19">Est-il nécessaire de programme un constructeur de copie? Pourquoi?</text:span></text:p>
        </text:list-item>
        <text:list-item>
          <text:p text:style-name="P3"><text:span text:style-name="T19">Une fonction membre </text:span><text:span text:style-name="T16">translate </text:span><text:span text:style-name="T19">effectuant une translation définie par ses deux arguments dx et dy de type double.</text:span></text:p>
        </text:list-item>
        <text:list-item>
          <text:p text:style-name="P3"><text:span text:style-name="T19">Une fonction membre </text:span><text:span text:style-name="T16">print </text:span><text:span text:style-name="T19">se contentant d'écrire dans un flux de sortie de type ostream les coordonnées cartésiennes du point.</text:span></text:p>
        </text:list-item>
        <text:list-item>
          <text:p text:style-name="P3"><text:span text:style-name="T19">Une fonction membre </text:span><text:span text:style-name="T16">read </text:span><text:span text:style-name="T19">se contentant de lire dans un flux d'entrée de type istream les coordonnées cartésiennes du point.</text:span></text:p>
        </text:list-item>
        <text:list-item>
          <text:p text:style-name="P3"><text:span text:style-name="T19">Une fonction membre </text:span><text:span text:style-name="T16">distance </text:span><text:span text:style-name="T19">effectuant calculant la distance entre deux points.</text:span></text:p>
        </text:list-item>
      </text:list>
      <text:list xml:id="list29762134" text:style-name="L2">
        <text:list-item>
          <text:p text:style-name="P2"><text:span text:style-name="T19">Une fonction membre </text:span><text:span text:style-name="T16">middle </text:span><text:span text:style-name="T19">donnant le milieu d'un segment.</text:span></text:p>
        </text:list-item>
        <text:list-item>
          <text:p text:style-name="P2"><text:span text:style-name="T19">Une fonction amie surchargeant l'opérateur de sortie dans un flux (operator&lt;&lt;)</text:span></text:p>
        </text:list-item>
        <text:list-item>
          <text:p text:style-name="P2"><text:span text:style-name="T19">Une fonction amie surchargeant l'opérateur d'entrée dans un flux (operator&gt;&gt;)</text:span></text:p>
        </text:list-item>
      </text:list>
      <text:p text:style-name="P4">Ecrire séparément un ficher source constituant la déclaration et la définition de la classe.</text:p>
      <text:p text:style-name="P5"><text:span text:style-name="T19">Un petit programme d'essai (main) gérant la </text:span><text:span text:style-name="T17">classe Point</text:span><text:span text:style-name="T19">.</text:span></text:p>
      <text:p text:style-name="P5"><text:span text:style-name="T7"/></text:p>
      <text:p text:style-name="P5"><text:soft-page-break/><text:span text:style-name="T8">Exercice n° 3 : classe Rectangle version 2</text:span></text:p>
      <text:p text:style-name="P10"><text:span text:style-name="T9">Ecrire une classe </text:span><text:span text:style-name="T18">Rectangle</text:span><text:span text:style-name="T9"> dont le constructeur prend quatre paramètres, les coordonnées de ses 2 sommets inféreur gauche et supérieur droit (ce sont les 2 attributs de la classe) et qui offre les fonctions suivantes :</text:span></text:p>
      <text:list xml:id="list30251404" text:continue-list="list29536839" text:style-name="L1">
        <text:list-item>
          <text:p text:style-name="P13"><text:span text:style-name="T6"><text:s/>calcul du périmètre</text:span></text:p>
        </text:list-item>
        <text:list-item>
          <text:p text:style-name="P13"><text:span text:style-name="T6"><text:s/>calcul de la surface</text:span></text:p>
        </text:list-item>
        <text:list-item>
          <text:p text:style-name="P13"><text:span text:style-name="T6"><text:s/>affichage</text:span></text:p>
        </text:list-item>
        <text:list-item>
          <text:p text:style-name="P14"><text:s/>accesseurs et mutateurs (lecture et modification de la largeur et de la hauteur).</text:p>
        </text:list-item>
      </text:list>
      <text:p text:style-name="P11"><text:span text:style-name="T2">Coder dans les fichiers </text:span><text:span text:style-name="T4">rectangle.h</text:span><text:span text:style-name="T2"> et </text:span><text:span text:style-name="T4">rectangle.cpp</text:span><text:span text:style-name="T2">.</text:span></text:p>
      <text:p text:style-name="P11"><text:span text:style-name="T2">Votre code devra s'exécuter en utilisant un programme client écrit dans </text:span><text:span text:style-name="T4">mainRectangleVer2.cpp</text:span><text:span text:style-name="T2">.</text:span>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Roboto" svg:font-family="Roboto, sans-serif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1-15T09:39:21.47</meta:creation-date>
    <dc:date>2015-11-15T10:07:20.25</dc:date>
    <meta:editing-duration>PT00H27M58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2" meta:paragraph-count="33" meta:word-count="353" meta:character-count="2158"/>
  </office:meta>
</office:document-meta>
</file>